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77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4.045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" style:family="table-cell" style:parent-style-name="Default" style:data-style-name="N0">
      <style:text-properties style:font-name="Arial"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00ff00"/>
      <style:text-properties style:font-name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d320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4" office:value-type="string">
            <text:p>Open document format: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2" table:formula="of:=SUM([.A1:.B3]~[.C1:.C3])" office:value-type="float" office:value="12">
            <text:p>12</text:p>
          </table:table-cell>
          <table:table-cell table:style-name="ce2" office:value-type="string">
            <text:p>=SUM(A1:B3~C1:C3)</text:p>
          </table:table-cell>
          <table:table-cell table:style-name="ce6" office:value-type="string">
            <text:p>! - intersection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2" table:formula="of:=SUM([.A1:.B3]![.B1:.C3])" office:value-type="float" office:value="3">
            <text:p>3</text:p>
          </table:table-cell>
          <table:table-cell table:style-name="ce2" office:value-type="string">
            <text:p>=SUM(A1:B3!B1:C3)</text:p>
          </table:table-cell>
          <table:table-cell table:style-name="ce6" office:value-type="string">
            <text:p>~ - union</text:p>
          </table:table-cell>
          <table:table-cell table:style-name="ce2"/>
          <table:table-cell table:number-columns-repeated="1017"/>
        </table:table-row>
        <table:table-row table:style-name="ro1" table:number-rows-repeated="2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5" office:value-type="string">
            <text:p>Excel: 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2" office:value-type="string">
            <text:p>=SUM(A1:B3 C1:C3)</text:p>
          </table:table-cell>
          <table:table-cell table:style-name="ce6" office:value-type="string">
            <text:p>“ “ - intersection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2" office:value-type="string">
            <text:p>=SUM(A1:B3,C1:C3)</text:p>
          </table:table-cell>
          <table:table-cell table:style-name="ce6" office:value-type="string">
            <text:p>”,” - union</text:p>
          </table:table-cell>
          <table:table-cell table:style-name="ce2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bs" fo:country="B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332cm" fo:margin-right="1.558cm" style:scale-to="141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7">27.11.2010</text:date>, <text:time>13:3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bringout</meta:initial-creator>
    <meta:creation-date>2010-11-27T12:09:31Z</meta:creation-date>
    <dc:date>2010-11-27T13:35:06.84</dc:date>
    <meta:document-statistic meta:table-count="3" meta:cell-count="21" meta:object-count="0"/>
  </office:meta>
</office:document-meta>
</file>